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30791666666667cm" style:use-optimal-column-width="true"/>
    </style:style>
    <style:style style:name="co3" style:family="table-column">
      <style:table-column-properties fo:break-before="auto" style:column-width="7.72583333333333cm" style:use-optimal-column-width="true"/>
    </style:style>
    <style:style style:name="co4" style:family="table-column">
      <style:table-column-properties fo:break-before="auto" style:column-width="10.23937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32354166666667cm" style:use-optimal-column-width="true"/>
    </style:style>
    <style:style style:name="co7" style:family="table-column">
      <style:table-column-properties fo:break-before="auto" style:column-width="4.94770833333333cm" style:use-optimal-column-width="true"/>
    </style:style>
    <style:style style:name="co8" style:family="table-column">
      <style:table-column-properties fo:break-before="auto" style:column-width="4.206875cm" style:use-optimal-column-width="true"/>
    </style:style>
    <style:style style:name="co9" style:family="table-column">
      <style:table-column-properties fo:break-before="auto" style:column-width="7.56708333333333cm" style:use-optimal-column-width="true"/>
    </style:style>
    <style:style style:name="co10" style:family="table-column">
      <style:table-column-properties fo:break-before="auto" style:column-width="2.75166666666667cm" style:use-optimal-column-width="true"/>
    </style:style>
    <style:style style:name="co11" style:family="table-column">
      <style:table-column-properties fo:break-before="auto" style:column-width="9.23395833333333cm" style:use-optimal-column-width="true"/>
    </style:style>
    <style:style style:name="co12" style:family="table-column">
      <style:table-column-properties fo:break-before="auto" style:column-width="8.41375cm" style:use-optimal-column-width="true"/>
    </style:style>
    <style:style style:name="co13" style:family="table-column">
      <style:table-column-properties fo:break-before="auto" style:column-width="7.64645833333333cm" style:use-optimal-column-width="true"/>
    </style:style>
    <style:style style:name="co14" style:family="table-column">
      <style:table-column-properties fo:break-before="auto" style:column-width="5.97958333333333cm" style:use-optimal-column-width="true"/>
    </style:style>
    <style:style style:name="co15" style:family="table-column">
      <style:table-column-properties fo:break-before="auto" style:column-width="8.04333333333333cm" style:use-optimal-column-width="true"/>
    </style:style>
    <style:style style:name="co16" style:family="table-column">
      <style:table-column-properties fo:break-before="auto" style:column-width="6.82625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3.94229166666667cm" style:use-optimal-column-width="true"/>
    </style:style>
    <style:style style:name="co19" style:family="table-column">
      <style:table-column-properties fo:break-before="auto" style:column-width="3.75708333333333cm" style:use-optimal-column-width="true"/>
    </style:style>
    <style:style style:name="co20" style:family="table-column">
      <style:table-column-properties fo:break-before="auto" style:column-width="6.13833333333333cm" style:use-optimal-column-width="true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A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16362" table:default-cell-style-name="ce1"/>
        <table:table-row table:style-name="ro1">
          <table:table-cell office:value-type="string" table:number-columns-spanned="22" table:number-rows-spanned="1" table:style-name="ce14">
            <text:p>VERBAS INDENIZATÓRIAS E OUTRAS REMUNERAÇÕES TEMPORÁRIAS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office:value-type="string" table:number-columns-spanned="22" table:number-rows-spanned="1" table:style-name="ce15">
            <text:p>RESOLUÇÃO Nº 200, DE 10 DE JULHO DE 2019</text:p>
          </table:table-cell>
          <table:covered-table-cell table:number-columns-repeated="21"/>
          <table:table-cell table:number-columns-repeated="16362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7" table:number-rows-spanned="1" table:style-name="ce23">
            <text:p>VERBAS INDENIZATÓRIAS<text:span text:style-name="T4">1</text:span></text:p>
          </table:table-cell>
          <table:covered-table-cell table:number-columns-repeated="6"/>
          <table:table-cell office:value-type="string" table:number-columns-spanned="10" table:number-rows-spanned="1" table:style-name="ce23">
            <text:p>OUTRAS REMUNERAÇÕES TEMPORÁRIAS<text:span text:style-name="T3">2</text:span></text:p>
          </table:table-cell>
          <table:covered-table-cell table:number-columns-repeated="9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2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AUX ALIMENTACAO PROPORCIONAL APOSENTADORIA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DIF SUBSTITUICAO EXTRAQUADRO</text:p>
          </table:table-cell>
          <table:table-cell office:value-type="string" table:style-name="ce8">
            <text:p>DIFERENCA SALARIAL RETROATIVO</text:p>
          </table:table-cell>
          <table:table-cell office:value-type="string" table:style-name="ce8">
            <text:p>GRAT POR ACUM DE CARGOS/FUNCOES RETR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PAE TRIBUTADO</text:p>
          </table:table-cell>
          <table:table-cell office:value-type="string" table:style-name="ce8">
            <text:p>CCMP PROPORCIONAL</text:p>
          </table:table-cell>
          <table:table-cell office:value-type="string" table:style-name="ce8">
            <text:p>GRATIFICACAO G.U.A</text:p>
          </table:table-cell>
          <table:table-cell office:value-type="string" table:style-name="ce8">
            <text:p>INDENIZACOES PARA INATIVO CIVIL</text:p>
          </table:table-cell>
          <table:covered-table-cell/>
          <table:table-cell table:number-columns-repeated="16362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:.U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:.U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:.U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:.U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:.U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:.U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:.U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:.U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14:.U1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:.U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3368.91" table:formula="of:=SUM([.B16:.U16])" table:style-name="ce10">
            <text:p><text:s/>3.368,91<text:s/></text:p>
          </table:table-cell>
          <table:table-cell table:number-columns-repeated="16362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:.U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:.U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:.U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:.U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:.U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0" table:style-name="ce2">
            <text:p>6010</text:p>
          </table:table-cell>
          <table:table-cell office:value-type="string" table:style-name="ce9">
            <text:p>AGNALDO TEIXEIRA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:.U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23:.U23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:.U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:.U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:.U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:.U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28:.U28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:.U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:.U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:.U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:.U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:.U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3" table:style-name="ce6"/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5248.759999999998" table:formula="of:=SUM([.B34:.U34])" table:style-name="ce10">
            <text:p><text:s/>15.248,76<text:s/></text:p>
          </table:table-cell>
          <table:table-cell table:number-columns-repeated="16362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:.U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6:.U3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:.U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:.U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:.U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:.U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:.U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:.U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:.U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:.U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:.U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7008.46" table:style-name="ce6">
            <text:p>7008,46</text:p>
          </table:table-cell>
          <table:table-cell table:number-columns-repeated="4" table:style-name="ce6"/>
          <table:table-cell office:value-type="float" office:value="12150.48" table:formula="of:=SUM([.B46:.U46])" table:style-name="ce10">
            <text:p><text:s/>12.150,48<text:s/></text:p>
          </table:table-cell>
          <table:table-cell table:number-columns-repeated="16362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:.U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style-name="ce6"/>
          <table:table-cell office:value-type="float" office:value="5319.33" table:style-name="ce6">
            <text:p>5319,33</text:p>
          </table:table-cell>
          <table:table-cell table:number-columns-repeated="9" table:style-name="ce6"/>
          <table:table-cell office:value-type="float" office:value="10638.66" table:formula="of:=SUM([.B48:.U48])" table:style-name="ce10">
            <text:p><text:s/>10.638,66<text:s/></text:p>
          </table:table-cell>
          <table:table-cell table:number-columns-repeated="16362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:.U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:.U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:.U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:.U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:.U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:.U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:.U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:.U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:.U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:.U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:.U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:.U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:.U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:.U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:.U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64:.U64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:.U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:.U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:.U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68:.U68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:.U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:.U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:.U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:.U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:.U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74:.U74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5:.U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6:.U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7:.U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8:.U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9:.U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0:.U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1:.U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2:.U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3:.U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4:.U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85:.U8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6:.U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7:.U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8:.U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9:.U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0:.U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1:.U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2:.U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3:.U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4:.U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5:.U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1" table:style-name="ce6"/>
          <table:table-cell office:value-type="float" office:value="4813.55" table:formula="of:=SUM([.B96:.U96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7:.U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8:.U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9:.U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100:.U10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101:.U101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2:.U1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3:.U1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4:.U1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5:.U1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6:.U1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7:.U1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8:.U1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9:.U1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0:.U1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1:.U1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2:.U1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3:.U1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4:.U1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5:.U1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6:.U1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4800.7" table:style-name="ce6">
            <text:p>4800,7</text:p>
          </table:table-cell>
          <table:table-cell table:number-columns-repeated="9" table:style-name="ce6"/>
          <table:table-cell office:value-type="float" office:value="9942.7199999999993" table:formula="of:=SUM([.B117:.U117])" table:style-name="ce10">
            <text:p><text:s/>9.942,72<text:s/></text:p>
          </table:table-cell>
          <table:table-cell table:number-columns-repeated="16362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8:.U1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119:.U119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0:.U1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1:.U1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122:.U122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3:.U1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4:.U1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5:.U1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126:.U126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127:.U127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8:.U1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9:.U1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0:.U1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1:.U1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9">
            <text:p>CLAUDIO ROBERTO PONTES DIOGEN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2:.U1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3:.U1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4:.U1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5:.U1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6:.U1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7:.U1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138:.U138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9:.U1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0:.U1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1:.U1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2:.U1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3:.U1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1" table:style-name="ce6"/>
          <table:table-cell office:value-type="float" office:value="4813.55" table:formula="of:=SUM([.B144:.U144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5:.U1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6:.U1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147:.U147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8:.U1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149:.U149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0:.U1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1:.U1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2:.U1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3:.U1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4185.88" table:style-name="ce6">
            <text:p>4185,88</text:p>
          </table:table-cell>
          <table:table-cell table:number-columns-repeated="9" table:style-name="ce6"/>
          <table:table-cell office:value-type="float" office:value="9327.9" table:formula="of:=SUM([.B154:.U154])" table:style-name="ce10">
            <text:p><text:s/>9.327,90<text:s/></text:p>
          </table:table-cell>
          <table:table-cell table:number-columns-repeated="16362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5:.U1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6:.U1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7:.U1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8:.U1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9:.U1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0:.U1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161:.U16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2:.U1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3:.U1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4:.U1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5:.U1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6:.U1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7:.U1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8:.U1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9:.U1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0:.U1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171:.U17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172:.U172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3:.U1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4:.U1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5:.U1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6:.U1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177:.U177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8:.U1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9:.U1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0:.U1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3546.22" table:formula="of:=SUM([.B181:.U181])" table:style-name="ce10">
            <text:p><text:s/>3.546,22<text:s/></text:p>
          </table:table-cell>
          <table:table-cell table:number-columns-repeated="16362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2:.U1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3:.U1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8" table:style-name="ce2">
            <text:p>6008</text:p>
          </table:table-cell>
          <table:table-cell office:value-type="string" table:style-name="ce9">
            <text:p>EDUARDA ALVES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4:.U1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5:.U1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42.23" table:style-name="ce6">
            <text:p>842,23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0784.25" table:formula="of:=SUM([.B186:.U186])" table:style-name="ce10">
            <text:p><text:s/>20.784,25<text:s/></text:p>
          </table:table-cell>
          <table:table-cell table:number-columns-repeated="16362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7:.U1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8:.U1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9:.U1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9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190:.U190])" table:style-name="ce10">
            <text:p><text:s/>8.510,93<text:s/></text:p>
          </table:table-cell>
          <table:table-cell table:number-columns-repeated="16362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1:.U1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2:.U1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3:.U1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4:.U1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5:.U1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196:.U19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7:.U1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8:.U1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9:.U1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0:.U2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3" table:style-name="ce6"/>
          <table:table-cell office:value-type="float" office:value="5000" table:style-name="ce6">
            <text:p>5000</text:p>
          </table:table-cell>
          <table:table-cell table:number-columns-repeated="3" table:style-name="ce6"/>
          <table:table-cell office:value-type="float" office:value="5000" table:formula="of:=SUM([.B201:.U201])" table:style-name="ce10">
            <text:p><text:s/>5.000,00<text:s/></text:p>
          </table:table-cell>
          <table:table-cell table:number-columns-repeated="16362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2:.U2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3:.U2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4:.U2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5:.U2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6:.U2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7:.U2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8:.U2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9:.U2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0:.U2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NATERA COORD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1:.U2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2:.U2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3:.U2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4:.U2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5:.U2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6:.U2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3368.91" table:formula="of:=SUM([.B217:.U217])" table:style-name="ce10">
            <text:p><text:s/>3.368,91<text:s/></text:p>
          </table:table-cell>
          <table:table-cell table:number-columns-repeated="16362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8:.U2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9:.U2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3125.49" table:style-name="ce6">
            <text:p>3125,49</text:p>
          </table:table-cell>
          <table:table-cell table:number-columns-repeated="6" table:style-name="ce6"/>
          <table:table-cell office:value-type="float" office:value="3925.49" table:formula="of:=SUM([.B220:.U220])" table:style-name="ce10">
            <text:p><text:s/>3.925,49<text:s/></text:p>
          </table:table-cell>
          <table:table-cell table:number-columns-repeated="16362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1:.U2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2:.U2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3:.U2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3032.02" table:style-name="ce6">
            <text:p>3032,02</text:p>
          </table:table-cell>
          <table:table-cell table:number-columns-repeated="9" table:style-name="ce6"/>
          <table:table-cell office:value-type="float" office:value="8174.0399999999991" table:formula="of:=SUM([.B224:.U224])" table:style-name="ce10">
            <text:p><text:s/>8.174,04<text:s/></text:p>
          </table:table-cell>
          <table:table-cell table:number-columns-repeated="16362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225:.U22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213" table:style-name="ce2">
            <text:p>58213</text:p>
          </table:table-cell>
          <table:table-cell office:value-type="string" table:style-name="ce9">
            <text:p>FERNANDO SALVAT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572.73" table:style-name="ce6">
            <text:p>572,73</text:p>
          </table:table-cell>
          <table:table-cell office:value-type="float" office:value="186.67" table:style-name="ce6">
            <text:p>186,67</text:p>
          </table:table-cell>
          <table:table-cell table:number-columns-repeated="14" table:style-name="ce6"/>
          <table:table-cell office:value-type="float" office:value="759.4" table:formula="of:=SUM([.B226:.U226])" table:style-name="ce10">
            <text:p><text:s/>759,40<text:s/></text:p>
          </table:table-cell>
          <table:table-cell table:number-columns-repeated="16362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7:.U2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228:.U228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11" table:style-name="ce6"/>
          <table:table-cell office:value-type="float" office:value="4973.58" table:formula="of:=SUM([.B229:.U229])" table:style-name="ce10">
            <text:p><text:s/>4.973,58<text:s/></text:p>
          </table:table-cell>
          <table:table-cell table:number-columns-repeated="16362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0:.U2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1:.U2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2:.U2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3:.U2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4:.U2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5:.U2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6:.U2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7:.U2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8:.U2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9:.U2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4995.39" table:formula="of:=SUM([.B240:.U240])" table:style-name="ce10">
            <text:p><text:s/>24.995,39<text:s/></text:p>
          </table:table-cell>
          <table:table-cell table:number-columns-repeated="16362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241:.U24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2:.U2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2539.39" table:style-name="ce6">
            <text:p>2539,39</text:p>
          </table:table-cell>
          <table:table-cell table:number-columns-repeated="4" table:style-name="ce6"/>
          <table:table-cell office:value-type="float" office:value="3339.39" table:formula="of:=SUM([.B243:.U243])" table:style-name="ce10">
            <text:p><text:s/>3.339,39<text:s/></text:p>
          </table:table-cell>
          <table:table-cell table:number-columns-repeated="16362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4:.U2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" table:style-name="ce2">
            <text:p>511</text:p>
          </table:table-cell>
          <table:table-cell office:value-type="string" table:style-name="ce9">
            <text:p>FRANCISCO MATIAS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245:.U245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6:.U2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7:.U2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8:.U2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9:.U2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0:.U2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1:.U2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2:.U2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253:.U253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4:.U2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2" table:style-name="ce2">
            <text:p>6012</text:p>
          </table:table-cell>
          <table:table-cell office:value-type="string" table:style-name="ce9">
            <text:p>GABRIEL CAVALCANTE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5:.U2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6:.U2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7:.U2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8:.U2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9:.U2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0:.U2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1:.U2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2:.U2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3:.U2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4:.U2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5:.U2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6:.U2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267:.U267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268:.U268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9:.U2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0:.U2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500" table:style-name="ce6">
            <text:p>1500</text:p>
          </table:table-cell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1619.33" table:formula="of:=SUM([.B271:.U271])" table:style-name="ce10">
            <text:p><text:s/>21.619,33<text:s/></text:p>
          </table:table-cell>
          <table:table-cell table:number-columns-repeated="16362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2:.U2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3:.U2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4:.U2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168.45" table:style-name="ce6">
            <text:p>168,45</text:p>
          </table:table-cell>
          <table:table-cell table:number-columns-repeated="9" table:style-name="ce6"/>
          <table:table-cell office:value-type="float" office:value="5310.4699999999993" table:formula="of:=SUM([.B275:.U275])" table:style-name="ce10">
            <text:p><text:s/>5.310,47<text:s/></text:p>
          </table:table-cell>
          <table:table-cell table:number-columns-repeated="16362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6:.U2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7:.U2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8:.U2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9">
            <text:p>GUSTAVO MATIAS DE O PINHEI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9:.U2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0:.U2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1:.U2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2:.U2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3:.U2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4:.U2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5:.U2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6:.U2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287:.U287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8:.U2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9:.U2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0:.U2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1:.U2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2:.U2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3:.U2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4:.U2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5:.U2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296:.U29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7:.U2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8:.U2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9">
            <text:p>ISAC JUKOVISKY SOARES MEDI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9:.U2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0:.U3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1:.U3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2:.U3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303:.U303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4:.U3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5:.U3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6:.U3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7:.U3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8:.U3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9:.U3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0:.U3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1:.U3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2:.U3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3:.U3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4:.U3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5:.U3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6:.U3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7:.U3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8:.U3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9:.U3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0:.U3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1:.U3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2:.U3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7" table:style-name="ce2">
            <text:p>58217</text:p>
          </table:table-cell>
          <table:table-cell office:value-type="string" table:style-name="ce9">
            <text:p>JESSICA RAYANE MORAI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436.36" table:style-name="ce6">
            <text:p>436,36</text:p>
          </table:table-cell>
          <table:table-cell office:value-type="float" office:value="140" table:style-name="ce6">
            <text:p>140</text:p>
          </table:table-cell>
          <table:table-cell table:number-columns-repeated="14" table:style-name="ce6"/>
          <table:table-cell office:value-type="float" office:value="576.36" table:formula="of:=SUM([.B323:.U323])" table:style-name="ce10">
            <text:p><text:s/>576,36<text:s/></text:p>
          </table:table-cell>
          <table:table-cell table:number-columns-repeated="16362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4:.U3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5:.U3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6:.U3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27:.U32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8:.U3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9:.U3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330:.U330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1:.U3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800" table:formula="of:=SUM([.B332:.U332])" table:style-name="ce10">
            <text:p><text:s/>3.800,00<text:s/></text:p>
          </table:table-cell>
          <table:table-cell table:number-columns-repeated="16362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3:.U3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office:value-type="float" office:value="118.22" table:style-name="ce6">
            <text:p>118,22</text:p>
          </table:table-cell>
          <table:table-cell table:number-columns-repeated="9" table:style-name="ce6"/>
          <table:table-cell office:value-type="float" office:value="27266.63" table:style-name="ce6">
            <text:p>27266,63</text:p>
          </table:table-cell>
          <table:table-cell office:value-type="float" office:value="30931.07" table:formula="of:=SUM([.B334:.U334])" table:style-name="ce10">
            <text:p><text:s/>30.931,07<text:s/></text:p>
          </table:table-cell>
          <table:table-cell table:number-columns-repeated="16362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5:.U3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6:.U3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337:.U337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8:.U3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9:.U3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0:.U3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1:.U3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2:.U3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3:.U3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4:.U3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5:.U3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6:.U3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7:.U3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8:.U3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9:.U3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0:.U3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1:.U3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2:.U3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353:.U353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54:.U35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5:.U3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6:.U3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7:.U3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8:.U3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9:.U3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360:.U360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1:.U3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2:.U3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3:.U3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4:.U3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MAXIMIANO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65:.U36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6:.U3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1" table:style-name="ce6"/>
          <table:table-cell office:value-type="float" office:value="4813.55" table:formula="of:=SUM([.B367:.U367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8:.U3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369:.U369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0:.U3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1:.U3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2:.U3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3:.U3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4:.U3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5:.U3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376:.U376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7:.U3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8:.U3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9:.U3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0:.U3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1:.U3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2:.U3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3:.U3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4:.U3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5:.U3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6:.U3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7:.U3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8:.U3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9:.U3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0:.U3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91:.U39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2:.U3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3:.U3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394:.U39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5:.U3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9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396:.U396])" table:style-name="ce10">
            <text:p><text:s/>8.510,93<text:s/></text:p>
          </table:table-cell>
          <table:table-cell table:number-columns-repeated="16362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7:.U3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8:.U3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9:.U3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0:.U4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1:.U4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2:.U4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2" table:style-name="ce2">
            <text:p>6002</text:p>
          </table:table-cell>
          <table:table-cell office:value-type="string" table:style-name="ce9">
            <text:p>LILIAN SILVA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3:.U4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2500" table:style-name="ce6">
            <text:p>2500</text:p>
          </table:table-cell>
          <table:table-cell table:number-columns-repeated="3" table:style-name="ce6"/>
          <table:table-cell office:value-type="float" office:value="2500" table:formula="of:=SUM([.B404:.U404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5:.U4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6:.U4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7:.U4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9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408:.U408])" table:style-name="ce10">
            <text:p><text:s/>8.510,93<text:s/></text:p>
          </table:table-cell>
          <table:table-cell table:number-columns-repeated="16362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9:.U4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0:.U4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1:.U4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5" table:style-name="ce2">
            <text:p>6005</text:p>
          </table:table-cell>
          <table:table-cell office:value-type="string" table:style-name="ce9">
            <text:p>LUCAS EVILASIO NOBRE TEIXEIRA BARBOS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2:.U4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3:.U4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4:.U4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5:.U4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6:.U4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7:.U4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8:.U4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419:.U419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0:.U4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1:.U4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422:.U42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9">
            <text:p>LUIZ CARLOS DE SOUZA 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3:.U4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4:.U4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12552.8" table:style-name="ce6">
            <text:p>12552,8</text:p>
          </table:table-cell>
          <table:table-cell office:value-type="float" office:value="12752.8" table:formula="of:=SUM([.B425:.U425])" table:style-name="ce10">
            <text:p><text:s/>12.752,80<text:s/></text:p>
          </table:table-cell>
          <table:table-cell table:number-columns-repeated="16362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3557.12" table:style-name="ce6">
            <text:p>3557,12</text:p>
          </table:table-cell>
          <table:table-cell table:number-columns-repeated="7" table:style-name="ce6"/>
          <table:table-cell office:value-type="float" office:value="4357.12" table:formula="of:=SUM([.B426:.U426])" table:style-name="ce10">
            <text:p><text:s/>4.357,12<text:s/></text:p>
          </table:table-cell>
          <table:table-cell table:number-columns-repeated="16362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7:.U4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8:.U4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9:.U4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0:.U4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31:.U431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2:.U4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3:.U4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4:.U4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200.47" table:style-name="ce6">
            <text:p>3200,47</text:p>
          </table:table-cell>
          <table:table-cell table:number-columns-repeated="9" table:style-name="ce6"/>
          <table:table-cell office:value-type="float" office:value="3200.47" table:style-name="ce6">
            <text:p>3200,47</text:p>
          </table:table-cell>
          <table:table-cell table:style-name="ce6"/>
          <table:table-cell office:value-type="float" office:value="8174.0499999999993" table:formula="of:=SUM([.B435:.U435])" table:style-name="ce10">
            <text:p><text:s/>8.174,05<text:s/></text:p>
          </table:table-cell>
          <table:table-cell table:number-columns-repeated="16362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6:.U4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7:.U4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8:.U4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439:.U43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6" table:style-name="ce6"/>
          <table:table-cell office:value-type="float" office:value="2482.5" table:style-name="ce6">
            <text:p>2482,5</text:p>
          </table:table-cell>
          <table:table-cell table:number-columns-repeated="7" table:style-name="ce6"/>
          <table:table-cell office:value-type="float" office:value="3282.5" table:formula="of:=SUM([.B440:.U440])" table:style-name="ce10">
            <text:p><text:s/>3.282,50<text:s/></text:p>
          </table:table-cell>
          <table:table-cell table:number-columns-repeated="16362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1:.U4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2:.U4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3:.U4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4:.U4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5:.U4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6:.U4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7:.U4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8:.U4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9:.U4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50:.U450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1:.U4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452:.U45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453:.U453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4:.U4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5:.U4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4075.9" table:style-name="ce6">
            <text:p>4075,9</text:p>
          </table:table-cell>
          <table:table-cell table:number-columns-repeated="2" table:style-name="ce6"/>
          <table:table-cell office:value-type="float" office:value="4875.8999999999996" table:formula="of:=SUM([.B456:.U456])" table:style-name="ce10">
            <text:p><text:s/>4.875,90<text:s/></text:p>
          </table:table-cell>
          <table:table-cell table:number-columns-repeated="16362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7:.U4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8:.U4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9:.U4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0:.U4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1:.U4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462:.U462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3:.U4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4:.U4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368.91" table:formula="of:=SUM([.B465:.U465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66:.U466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7:.U4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68:.U468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9:.U4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0:.U4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1:.U4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2:.U4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3:.U4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474:.U47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5:.U4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6:.U4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7:.U4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8:.U4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3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479:.U479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368.91" table:style-name="ce6">
            <text:p>3368,91</text:p>
          </table:table-cell>
          <table:table-cell table:number-columns-repeated="7" table:style-name="ce6"/>
          <table:table-cell office:value-type="float" office:value="20000" table:style-name="ce6">
            <text:p>20000</text:p>
          </table:table-cell>
          <table:table-cell table:number-columns-repeated="3" table:style-name="ce6"/>
          <table:table-cell office:value-type="float" office:value="23368.91" table:formula="of:=SUM([.B480:.U480])" table:style-name="ce10">
            <text:p><text:s/>23.368,91<text:s/></text:p>
          </table:table-cell>
          <table:table-cell table:number-columns-repeated="16362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3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200" table:formula="of:=SUM([.B481:.U481])" table:style-name="ce10">
            <text:p><text:s/>3.200,00<text:s/></text:p>
          </table:table-cell>
          <table:table-cell table:number-columns-repeated="16362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2:.U4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83:.U483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484:.U484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485:.U485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6:.U4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487:.U487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488:.U488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9:.U4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0:.U4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1:.U4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2:.U4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3:.U4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4:.U4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5:.U4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6:.U49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7:.U4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8:.U4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9:.U4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0:.U5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1:.U5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2:.U5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3:.U5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4:.U5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5:.U5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7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9942.02" table:formula="of:=SUM([.B506:.U506])" table:style-name="ce10">
            <text:p><text:s/>19.942,02<text:s/></text:p>
          </table:table-cell>
          <table:table-cell table:number-columns-repeated="16362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7:.U5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8:.U5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3" table:style-name="ce2">
            <text:p>6003</text:p>
          </table:table-cell>
          <table:table-cell office:value-type="string" table:style-name="ce9">
            <text:p>MILQUILENE SOUZA DOS REI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9:.U5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0:.U5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1:.U5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2:.U5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3:.U5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4:.U5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5:.U5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6:.U5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7:.U5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8:.U5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519:.U51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520:.U520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1:.U5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8" table:style-name="ce2">
            <text:p>58218</text:p>
          </table:table-cell>
          <table:table-cell office:value-type="string" table:style-name="ce9">
            <text:p>NATALIA ADATIVA FERREIRA QUEIROZ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436.36" table:style-name="ce6">
            <text:p>436,36</text:p>
          </table:table-cell>
          <table:table-cell office:value-type="float" office:value="140" table:style-name="ce6">
            <text:p>140</text:p>
          </table:table-cell>
          <table:table-cell table:number-columns-repeated="14" table:style-name="ce6"/>
          <table:table-cell office:value-type="float" office:value="576.36" table:formula="of:=SUM([.B522:.U522])" table:style-name="ce10">
            <text:p><text:s/>576,36<text:s/></text:p>
          </table:table-cell>
          <table:table-cell table:number-columns-repeated="16362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3:.U5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4:.U5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5:.U5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4" table:style-name="ce2">
            <text:p>58214</text:p>
          </table:table-cell>
          <table:table-cell office:value-type="string" table:style-name="ce9">
            <text:p>NATANAEL PIMENTEL ASSUNCA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518.17999999999995" table:style-name="ce6">
            <text:p>518,18</text:p>
          </table:table-cell>
          <table:table-cell office:value-type="float" office:value="173.33" table:style-name="ce6">
            <text:p>173,33</text:p>
          </table:table-cell>
          <table:table-cell table:number-columns-repeated="14" table:style-name="ce6"/>
          <table:table-cell office:value-type="float" office:value="691.51" table:formula="of:=SUM([.B526:.U526])" table:style-name="ce10">
            <text:p><text:s/>691,51<text:s/></text:p>
          </table:table-cell>
          <table:table-cell table:number-columns-repeated="16362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7:.U5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8:.U5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9:.U5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0:.U5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1:.U5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532:.U53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3:.U5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4:.U5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5:.U5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536:.U53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7:.U5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8:.U5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539:.U53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0:.U5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9" table:style-name="ce2">
            <text:p>6009</text:p>
          </table:table-cell>
          <table:table-cell office:value-type="string" table:style-name="ce9">
            <text:p>ORIONE DOS SANTOS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1:.U5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2:.U5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3:.U5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4:.U5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5:.U5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546:.U546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7:.U5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8:.U5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9:.U5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0:.U5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551:.U551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2:.U5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553:.U553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4:.U5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555:.U555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6:.U5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7:.U5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8:.U5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9:.U5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0:.U5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1:.U5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2:.U5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3:.U5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4:.U5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5:.U5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6:.U5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7:.U5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8:.U5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9:.U5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0:.U5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9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571:.U571])" table:style-name="ce10">
            <text:p><text:s/>8.510,93<text:s/></text:p>
          </table:table-cell>
          <table:table-cell table:number-columns-repeated="16362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2:.U5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3:.U5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4:.U5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5:.U5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6:.U5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7:.U5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578:.U578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9:.U5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0:.U5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8" table:style-name="ce6"/>
          <table:table-cell office:value-type="float" office:value="3800" table:formula="of:=SUM([.B581:.U581])" table:style-name="ce10">
            <text:p><text:s/>3.800,00<text:s/></text:p>
          </table:table-cell>
          <table:table-cell table:number-columns-repeated="16362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2:.U5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6" table:style-name="ce2">
            <text:p>58216</text:p>
          </table:table-cell>
          <table:table-cell office:value-type="string" table:style-name="ce9">
            <text:p>RALISSA GANUM DA CUNH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436.36" table:style-name="ce6">
            <text:p>436,36</text:p>
          </table:table-cell>
          <table:table-cell office:value-type="float" office:value="140" table:style-name="ce6">
            <text:p>140</text:p>
          </table:table-cell>
          <table:table-cell table:number-columns-repeated="14" table:style-name="ce6"/>
          <table:table-cell office:value-type="float" office:value="576.36" table:formula="of:=SUM([.B583:.U583])" table:style-name="ce10">
            <text:p><text:s/>576,36<text:s/></text:p>
          </table:table-cell>
          <table:table-cell table:number-columns-repeated="16362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4:.U5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5:.U5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6:.U5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7:.U5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8:.U5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9:.U5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0:.U5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1:.U5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4995.39" table:formula="of:=SUM([.B592:.U592])" table:style-name="ce10">
            <text:p><text:s/>24.995,39<text:s/></text:p>
          </table:table-cell>
          <table:table-cell table:number-columns-repeated="16362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3:.U5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4:.U5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5:.U5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500" table:style-name="ce6">
            <text:p>1500</text:p>
          </table:table-cell>
          <table:table-cell table:number-columns-repeated="4" table:style-name="ce6"/>
          <table:table-cell office:value-type="float" office:value="6819.33" table:formula="of:=SUM([.B596:.U596])" table:style-name="ce10">
            <text:p><text:s/>6.819,33<text:s/></text:p>
          </table:table-cell>
          <table:table-cell table:number-columns-repeated="16362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7:.U5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8:.U5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9:.U5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600:.U600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1:.U6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2:.U6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3:.U6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4:.U6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5:.U6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06:.U60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7:.U6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9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8510.93" table:formula="of:=SUM([.B608:.U608])" table:style-name="ce10">
            <text:p><text:s/>8.510,93<text:s/></text:p>
          </table:table-cell>
          <table:table-cell table:number-columns-repeated="16362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9:.U6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0:.U6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11:.U61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2:.U6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3:.U6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4:.U6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4" table:style-name="ce6"/>
          <table:table-cell office:value-type="float" office:value="1691.07" table:style-name="ce6">
            <text:p>1691,07</text:p>
          </table:table-cell>
          <table:table-cell table:number-columns-repeated="4" table:style-name="ce6"/>
          <table:table-cell office:value-type="float" office:value="11886.46" table:formula="of:=SUM([.B615:.U615])" table:style-name="ce10">
            <text:p><text:s/>11.886,46<text:s/></text:p>
          </table:table-cell>
          <table:table-cell table:number-columns-repeated="16362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6:.U6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7:.U6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8:.U6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9:.U6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0:.U6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1:.U6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2:.U6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3:.U6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9">
            <text:p>ROSIMEIRE DE FATIMA RIBEIR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4:.U6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5:.U6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6:.U6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7:.U6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5319.33" table:formula="of:=SUM([.B628:.U628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3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0000" table:formula="of:=SUM([.B629:.U629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0:.U6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1:.U6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2:.U6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3:.U6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4:.U6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5:.U6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6:.U6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7:.U6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8:.U6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9:.U6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0:.U6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1:.U6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42:.U64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3:.U6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4:.U6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5:.U6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6:.U6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7:.U6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8:.U6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9">
            <text:p>STAEL MAIA MOU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9:.U6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0:.U6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1:.U6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2:.U6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3:.U6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4:.U6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5:.U6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9" table:style-name="ce6"/>
          <table:table-cell office:value-type="float" office:value="10195.39" table:formula="of:=SUM([.B656:.U656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7:.U6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8:.U6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9:.U6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0:.U6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1:.U6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2:.U6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3:.U6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64:.U66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5" table:style-name="ce6"/>
          <table:table-cell office:value-type="float" office:value="3000" table:style-name="ce6">
            <text:p>3000</text:p>
          </table:table-cell>
          <table:table-cell table:number-columns-repeated="3" table:style-name="ce6"/>
          <table:table-cell office:value-type="float" office:value="1500" table:style-name="ce6">
            <text:p>1500</text:p>
          </table:table-cell>
          <table:table-cell table:number-columns-repeated="4" table:style-name="ce6"/>
          <table:table-cell office:value-type="float" office:value="5300" table:formula="of:=SUM([.B665:.U665])" table:style-name="ce10">
            <text:p><text:s/>5.300,00<text:s/></text:p>
          </table:table-cell>
          <table:table-cell table:number-columns-repeated="16362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6:.U6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7:.U6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8:.U6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style-name="ce6"/>
          <table:table-cell office:value-type="float" office:value="13564.3" table:formula="of:=SUM([.B669:.U669])" table:style-name="ce10">
            <text:p><text:s/>13.564,30<text:s/></text:p>
          </table:table-cell>
          <table:table-cell table:number-columns-repeated="16362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0:.U6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1:.U6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2:.U6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11" table:style-name="ce6"/>
          <table:table-cell office:value-type="float" office:value="4813.55" table:formula="of:=SUM([.B673:.U673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4:.U6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5:.U6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6:.U6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7:.U6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8:.U6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20119.330000000002" table:formula="of:=SUM([.B679:.U679])" table:style-name="ce10">
            <text:p><text:s/>20.119,33<text:s/></text:p>
          </table:table-cell>
          <table:table-cell table:number-columns-repeated="16362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0:.U6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1:.U6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2:.U6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3:.U6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4:.U6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5:.U6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6:.U6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7:.U6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8:.U6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9:.U6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11" table:style-name="ce6"/>
          <table:table-cell office:value-type="float" office:value="3546.22" table:formula="of:=SUM([.B690:.U690])" table:style-name="ce10">
            <text:p><text:s/>3.546,22<text:s/></text:p>
          </table:table-cell>
          <table:table-cell table:number-columns-repeated="16362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1:.U6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040.44" table:style-name="ce6">
            <text:p>3040,44</text:p>
          </table:table-cell>
          <table:table-cell table:number-columns-repeated="9" table:style-name="ce6"/>
          <table:table-cell office:value-type="float" office:value="3040.44" table:style-name="ce6">
            <text:p>3040,44</text:p>
          </table:table-cell>
          <table:table-cell table:style-name="ce6"/>
          <table:table-cell office:value-type="float" office:value="7853.99" table:formula="of:=SUM([.B692:.U692])" table:style-name="ce10">
            <text:p><text:s/>7.853,99<text:s/></text:p>
          </table:table-cell>
          <table:table-cell table:number-columns-repeated="16362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3:.U6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4:.U6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695:.U69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6:.U69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7:.U6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8:.U6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9:.U6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0:.U7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1:.U7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919.84" table:style-name="ce6">
            <text:p>2919,84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2919.84" table:formula="of:=SUM([.B702:.U702])" table:style-name="ce10">
            <text:p><text:s/>12.919,84<text:s/></text:p>
          </table:table-cell>
          <table:table-cell table:number-columns-repeated="16362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4" table:style-name="ce6"/>
          <table:table-cell office:value-type="float" office:value="200" table:style-name="ce6">
            <text:p>200</text:p>
          </table:table-cell>
          <table:table-cell table:number-columns-repeated="12" table:style-name="ce6"/>
          <table:table-cell office:value-type="float" office:value="200" table:formula="of:=SUM([.B703:.U703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4:.U7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4" table:style-name="ce2">
            <text:p>6004</text:p>
          </table:table-cell>
          <table:table-cell office:value-type="string" table:style-name="ce9">
            <text:p>VICTOR AUGUSTO SILVA RODRIG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5:.U7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6:.U7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707:.U70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8:.U7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9:.U7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0:.U7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1:.U7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2:.U7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3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4800" table:formula="of:=SUM([.B713:.U713])" table:style-name="ce10">
            <text:p><text:s/>14.800,00<text:s/></text:p>
          </table:table-cell>
          <table:table-cell table:number-columns-repeated="16362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4:.U7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5:.U7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0000" table:style-name="ce6">
            <text:p>10000</text:p>
          </table:table-cell>
          <table:table-cell table:number-columns-repeated="3" table:style-name="ce6"/>
          <table:table-cell office:value-type="float" office:value="13546.22" table:formula="of:=SUM([.B716:.U71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717:.U71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8:.U7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9:.U7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720:.U72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1:.U7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2:.U7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3:.U7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4" table:style-name="ce6"/>
          <table:table-cell office:value-type="float" office:value="3368.91" table:style-name="ce6">
            <text:p>3368,91</text:p>
          </table:table-cell>
          <table:table-cell table:number-columns-repeated="11" table:style-name="ce6"/>
          <table:table-cell office:value-type="float" office:value="5142.0199999999995" table:formula="of:=SUM([.B724:.U72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5:.U7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6:.U7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7:.U7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8:.U7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3546.22" table:style-name="ce6">
            <text:p>3546,22</text:p>
          </table:table-cell>
          <table:table-cell table:number-columns-repeated="7" table:style-name="ce6"/>
          <table:table-cell office:value-type="float" office:value="14800" table:style-name="ce6">
            <text:p>14800</text:p>
          </table:table-cell>
          <table:table-cell table:number-columns-repeated="3" table:style-name="ce6"/>
          <table:table-cell office:value-type="float" office:value="18346.22" table:formula="of:=SUM([.B729:.U729])" table:style-name="ce10">
            <text:p><text:s/>18.346,22<text:s/></text:p>
          </table:table-cell>
          <table:table-cell table:number-columns-repeated="16362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0:.U7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1:.U7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2:.U7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3:.U7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4:.U7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5:.U7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1848.79999999993" table:formula="of:=SUM([.E6:.E735])" table:style-name="ce11">
            <text:p><text:s/>141.848,80<text:s/></text:p>
          </table:table-cell>
          <table:table-cell office:value-type="float" office:value="360599.98999999993" table:formula="of:=SUM([.F6:.F735])" table:style-name="ce11">
            <text:p><text:s/>360.599,99<text:s/></text:p>
          </table:table-cell>
          <table:table-cell office:value-type="float" office:value="120180" table:formula="of:=SUM([.G6:.G735])" table:style-name="ce11">
            <text:p><text:s/>120.180,00<text:s/></text:p>
          </table:table-cell>
          <table:table-cell office:value-type="float" office:value="800" table:formula="of:=SUM([.H6:.H735])" table:style-name="ce11">
            <text:p><text:s/>800,00<text:s/></text:p>
          </table:table-cell>
          <table:table-cell office:value-type="float" office:value="2600" table:formula="of:=SUM([.I6:.I735])" table:style-name="ce11">
            <text:p><text:s/>2.600,00<text:s/></text:p>
          </table:table-cell>
          <table:table-cell office:value-type="float" office:value="337607.71999999968" table:formula="of:=SUM([.J6:.J735])" table:style-name="ce11">
            <text:p><text:s/>337.607,72<text:s/></text:p>
          </table:table-cell>
          <table:table-cell office:value-type="float" office:value="118.22" table:formula="of:=SUM([.K6:.K735])" table:style-name="ce11">
            <text:p><text:s/>118,22<text:s/></text:p>
          </table:table-cell>
          <table:table-cell office:value-type="float" office:value="63828.940000000017" table:formula="of:=SUM([.L6:.L735])" table:style-name="ce11">
            <text:p><text:s/>63.828,94<text:s/></text:p>
          </table:table-cell>
          <table:table-cell office:value-type="float" office:value="12000" table:formula="of:=SUM([.M6:.M735])" table:style-name="ce11">
            <text:p><text:s/>12.000,00<text:s/></text:p>
          </table:table-cell>
          <table:table-cell office:value-type="float" office:value="6039.62" table:formula="of:=SUM([.N6:.N735])" table:style-name="ce11">
            <text:p><text:s/>6.039,62<text:s/></text:p>
          </table:table-cell>
          <table:table-cell office:value-type="float" office:value="3125.49" table:formula="of:=SUM([.O6:.O735])" table:style-name="ce11">
            <text:p><text:s/>3.125,49<text:s/></text:p>
          </table:table-cell>
          <table:table-cell office:value-type="float" office:value="5053.37" table:formula="of:=SUM([.P6:.P735])" table:style-name="ce11">
            <text:p><text:s/>5.053,37<text:s/></text:p>
          </table:table-cell>
          <table:table-cell office:value-type="float" office:value="15738.92" table:formula="of:=SUM([.Q6:.Q735])" table:style-name="ce11">
            <text:p><text:s/>15.738,92<text:s/></text:p>
          </table:table-cell>
          <table:table-cell office:value-type="float" office:value="333400" table:formula="of:=SUM([.R6:.R735])" table:style-name="ce11">
            <text:p><text:s/>333.400,00<text:s/></text:p>
          </table:table-cell>
          <table:table-cell office:value-type="float" office:value="4075.9" table:formula="of:=SUM([.S6:.S735])" table:style-name="ce11">
            <text:p><text:s/>4.075,90<text:s/></text:p>
          </table:table-cell>
          <table:table-cell office:value-type="float" office:value="41656.570000000007" table:formula="of:=SUM([.T6:.T735])" table:style-name="ce11">
            <text:p><text:s/>41.656,57<text:s/></text:p>
          </table:table-cell>
          <table:table-cell office:value-type="float" office:value="39819.43" table:formula="of:=SUM([.U6:.U735])" table:style-name="ce11">
            <text:p><text:s/>39.819,43<text:s/></text:p>
          </table:table-cell>
          <table:table-cell office:value-type="float" office:value="1488492.9700000007" table:formula="of:=SUM([.V6:.V735])" table:style-name="ce11">
            <text:p><text:s/>1.488.492,97<text:s/></text:p>
          </table:table-cell>
          <table:table-cell table:number-columns-repeated="16362"/>
        </table:table-row>
        <table:table-row table:style-name="ro5">
          <table:table-cell office:value-type="string" table:style-name="ce7">
            <text:p>Data da última atualização: MAIO de 2021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/>
        </table:table-row>
        <table:table-row table:number-rows-repeated="1047835" table:style-name="ro5">
          <table:table-cell table:number-columns-repeated="16384"/>
        </table:table-row>
        <table:named-expressions>
          <table:named-range table:name="Print_Area" table:cell-range-address="MPAC.$A$1:MPAC.$A$742" table:base-cell-address="MPA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pereira</meta:initial-creator>
    <dc:creator>Willan Gutierrez Deromedes Júnior</dc:creator>
    <meta:creation-date>2017-02-02T14:08:38Z</meta:creation-date>
    <dc:date>2021-06-14T17:04:42Z</dc:date>
    <meta:print-date>2017-08-31T19:23:06Z</meta:print-date>
  </office:meta>
</office:document-meta>
</file>